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6.738cm" fo:min-width="29.34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2cm" fo:min-width="6.168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3.877cm" fo:min-width="6.168cm"/>
      <style:paragraph-properties style:writing-mode="lr-tb"/>
    </style:style>
    <style:style style:name="gr4" style:family="graphic" style:parent-style-name="standard">
      <style:graphic-properties draw:stroke="dash" draw:stroke-dash="Double_20_Dash" svg:stroke-color="#333333" svg:stroke-linecap="butt" draw:fill-color="#eeeeee" draw:textarea-horizontal-align="justify" draw:textarea-vertical-align="middle" draw:auto-grow-height="false" fo:min-height="1.02cm" fo:min-width="6.16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ouble_20_Dash_20__28_Rounded_29_" draw:marker-end="Arrowheads_20_2" draw:marker-end-width="0.3cm" svg:stroke-linecap="roun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0" style:family="graphic" style:parent-style-name="standard">
      <style:graphic-properties draw:stroke="dash" draw:stroke-dash="Double_20_Dash" svg:stroke-color="#808080" svg:stroke-linecap="butt" draw:fill-color="#eeeeee" draw:textarea-horizontal-align="justify" draw:textarea-vertical-align="middle" draw:auto-grow-height="false" fo:min-height="0.199cm" fo:min-width="0cm"/>
    </style:style>
    <style:style style:name="gr11" style:family="graphic" style:parent-style-name="objectwithoutfill">
      <style:graphic-properties draw:stroke="dash" draw:stroke-dash="Double_20_Dash_20__28_Rounded_29_" draw:marker-end="Arrowheads_20_3" draw:marker-end-width="0.3cm" svg:stroke-linecap="roun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cm"/>
      <style:paragraph-properties style:writing-mode="lr-tb"/>
    </style:style>
    <style:style style:name="gr18" style:family="graphic" style:parent-style-name="standard">
      <style:graphic-properties draw:stroke="dash" draw:stroke-dash="Double_20_Dash" svg:stroke-color="#808080" svg:stroke-linecap="butt" draw:fill-color="#eeeeee" draw:textarea-horizontal-align="justify" draw:textarea-vertical-align="middle" draw:auto-grow-height="false" fo:min-height="1.097cm" fo:min-width="0.847cm"/>
      <style:paragraph-properties style:writing-mode="lr-tb"/>
    </style:style>
    <style:style style:name="gr19" style:family="graphic" style:parent-style-name="objectwithoutfill">
      <style:graphic-properties draw:stroke="dash" draw:stroke-dash="Double_20_Dash_20__28_Rounded_29_" draw:marker-end="Arrowheads_20_7" draw:marker-end-width="0.3cm" svg:stroke-linecap="round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44cm"/>
      <style:paragraph-properties style:writing-mode="lr-tb"/>
    </style:style>
    <style:style style:name="gr23" style:family="graphic" style:parent-style-name="objectwithoutfill">
      <style:graphic-properties draw:stroke="dash" draw:stroke-dash="Double_20_Dash_20__28_Rounded_29_" draw:marker-end="Arrowheads_20_24" draw:marker-end-width="0.3cm" svg:stroke-linecap="round" draw:fill="none" draw:textarea-vertical-align="middle"/>
    </style:style>
    <style:style style:name="gr24" style:family="graphic" style:parent-style-name="objectwithoutfill">
      <style:graphic-properties draw:marker-end="Arrowheads_20_25" draw:marker-end-width="0.3cm" draw:fill="none" draw:textarea-vertical-align="middle"/>
    </style:style>
    <style:style style:name="gr25" style:family="graphic" style:parent-style-name="objectwithoutfill">
      <style:graphic-properties draw:marker-end="Arrowheads_20_26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Double_20_Dash_20__28_Rounded_29_" svg:stroke-color="#55308d" draw:marker-end="Arrowheads_20_27" draw:marker-end-width="0.3cm" svg:stroke-linecap="round" draw:fill="none" draw:textarea-vertical-align="middle"/>
    </style:style>
    <style:style style:name="gr27" style:family="graphic" style:parent-style-name="objectwithoutfill">
      <style:graphic-properties draw:stroke="dash" draw:stroke-dash="Double_20_Dash_20__28_Rounded_29_" svg:stroke-color="#55308d" draw:marker-end="Arrowheads_20_28" draw:marker-end-width="0.3cm" svg:stroke-linecap="round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48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21.34cm" fo:min-width="39.5cm"/>
    </style:style>
    <style:style style:name="gr31" style:family="graphic" style:parent-style-name="standard">
      <style:graphic-properties draw:fill="none" draw:fill-color="#ffffff" draw:textarea-horizontal-align="justify" draw:textarea-vertical-align="middle" draw:auto-grow-height="false" fo:min-height="13.085cm" fo:min-width="19.8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1.337cm" fo:min-width="7.438cm"/>
      <style:paragraph-properties style:writing-mode="lr-tb"/>
    </style:style>
    <style:style style:name="gr34" style:family="graphic" style:parent-style-name="standard">
      <style:graphic-properties draw:fill-color="#ffffa6" draw:textarea-horizontal-align="justify" draw:textarea-vertical-align="middle" draw:auto-grow-height="false" fo:min-height="1.337cm" fo:min-width="7.438cm"/>
      <style:paragraph-properties style:writing-mode="lr-tb"/>
    </style:style>
    <style:style style:name="gr35" style:family="graphic" style:parent-style-name="standard">
      <style:graphic-properties draw:fill-color="#d4ea6b" draw:textarea-horizontal-align="justify" draw:textarea-vertical-align="middle" draw:auto-grow-height="false" fo:min-height="1.337cm" fo:min-width="7.438cm"/>
      <style:paragraph-properties style:writing-mode="lr-tb"/>
    </style:style>
    <style:style style:name="gr36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  <style:paragraph-properties style:writing-mode="lr-tb"/>
    </style:style>
    <style:style style:name="gr39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77cm"/>
      <style:paragraph-properties style:writing-mode="lr-tb"/>
    </style:style>
    <style:style style:name="gr42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43" style:family="graphic" style:parent-style-name="standard">
      <style:graphic-properties draw:fill-color="#ffd7d7" draw:textarea-horizontal-align="justify" draw:textarea-vertical-align="middle" draw:auto-grow-height="false" fo:min-height="1.973cm" fo:min-width="6.514cm"/>
      <style:paragraph-properties style:writing-mode="lr-tb"/>
    </style:style>
    <style:style style:name="gr44" style:family="graphic" style:parent-style-name="objectwithoutfill">
      <style:graphic-properties svg:stroke-color="#ff0000" draw:marker-end="Arrowheads_20_12" draw:marker-end-width="0.3cm" draw:fill="none" draw:textarea-vertical-align="middle"/>
    </style:style>
    <style:style style:name="gr45" style:family="graphic" style:parent-style-name="objectwithoutfill">
      <style:graphic-properties draw:marker-end="Arrowheads_20_13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7cm"/>
      <style:paragraph-properties style:writing-mode="lr-tb"/>
    </style:style>
    <style:style style:name="gr47" style:family="graphic" style:parent-style-name="objectwithoutfill">
      <style:graphic-properties svg:stroke-color="#ff0000" draw:marker-end="Arrowheads_20_14" draw:marker-end-width="0.3cm" draw:fill="none" draw:textarea-vertical-align="middle"/>
    </style:style>
    <style:style style:name="gr48" style:family="graphic" style:parent-style-name="objectwithoutfill">
      <style:graphic-properties draw:marker-end="Arrowheads_20_15" draw:marker-end-width="0.3cm" draw:fill="none" draw:textarea-vertical-align="middle"/>
    </style:style>
    <style:style style:name="gr49" style:family="graphic" style:parent-style-name="standard">
      <style:graphic-properties svg:stroke-color="#ffbf00" draw:fill="none" draw:fill-color="#ffffff" draw:textarea-horizontal-align="justify" draw:textarea-vertical-align="middle" draw:auto-grow-height="false" fo:min-height="13.085cm" fo:min-width="14.15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2.76cm" fo:min-width="36.013cm"/>
      <style:paragraph-properties style:writing-mode="lr-tb"/>
    </style:style>
    <style:style style:name="gr52" style:family="graphic" style:parent-style-name="objectwithoutfill">
      <style:graphic-properties svg:stroke-width="0.212cm" svg:stroke-color="#808080" draw:marker-start="Arrowheads_20_16" draw:marker-start-width="0.618cm" draw:marker-end="Arrowheads_20_17" draw:marker-end-width="0.618cm" draw:fill="none" draw:textarea-vertical-align="middle" fo:padding-top="0.231cm" fo:padding-bottom="0.231cm" fo:padding-left="0.356cm" fo:padding-right="0.356cm"/>
    </style:style>
    <style:style style:name="gr53" style:family="graphic" style:parent-style-name="objectwithoutfill">
      <style:graphic-properties svg:stroke-width="0.212cm" svg:stroke-color="#999999" draw:marker-start="Arrowheads_20_18" draw:marker-start-width="0.618cm" draw:marker-end="Arrowheads_20_19" draw:marker-end-width="0.618cm" draw:fill="none" draw:textarea-vertical-align="middle" fo:padding-top="0.231cm" fo:padding-bottom="0.231cm" fo:padding-left="0.356cm" fo:padding-right="0.356cm"/>
    </style:style>
    <style:style style:name="gr54" style:family="graphic" style:parent-style-name="objectwithoutfill">
      <style:graphic-properties svg:stroke-width="0.212cm" svg:stroke-color="#999999" draw:marker-start="Arrowheads_20_20" draw:marker-start-width="0.618cm" draw:marker-end="Arrowheads_20_21" draw:marker-end-width="0.618cm" draw:fill="none" draw:textarea-vertical-align="middle" fo:padding-top="0.231cm" fo:padding-bottom="0.231cm" fo:padding-left="0.356cm" fo:padding-right="0.35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cccccc"/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808080" loext:opacity="100%"/>
    </style:style>
    <style:style style:name="P6" style:family="paragraph">
      <loext:graphic-properties draw:fill-color="#eeeeee"/>
      <style:paragraph-properties fo:text-align="center" style:writing-mode="lr-tb"/>
      <style:text-properties fo:color="#808080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808080" loext:opacity="100%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weight="bold"/>
    </style:style>
    <style:style style:name="P15" style:family="paragraph">
      <loext:graphic-properties draw:fill-color="#dee6ef"/>
      <style:paragraph-properties fo:text-align="center" style:writing-mode="lr-tb"/>
    </style:style>
    <style:style style:name="P16" style:family="paragraph">
      <loext:graphic-properties draw:fill-color="#ffffa6"/>
      <style:paragraph-properties fo:text-align="center" style:writing-mode="lr-tb"/>
    </style:style>
    <style:style style:name="P17" style:family="paragraph">
      <loext:graphic-properties draw:fill-color="#d4ea6b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0" style:family="paragraph">
      <loext:graphic-properties draw:fill-color="#ffd7d7"/>
      <style:paragraph-properties fo:text-align="center" style:writing-mode="lr-tb"/>
    </style:style>
    <style:style style:name="P21" style:family="paragraph">
      <loext:graphic-properties draw:fill="solid" draw:fill-color="#eeeeee"/>
      <style:paragraph-properties fo:text-align="center" style:writing-mode="lr-tb"/>
    </style:style>
    <style:style style:name="T1" style:family="text">
      <style:text-properties fo:color="#808080" loext:opacity="100%"/>
    </style:style>
    <style:style style:name="T2" style:family="text">
      <style:text-properties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845cm" svg:height="26.988cm" svg:x="3.54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668cm" svg:height="1.27cm" svg:x="11.272cm" svg:y="8.952cm">
          <text:p text:style-name="P2">Cre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6.668cm" svg:height="4.127cm" svg:x="11.272cm" svg:y="12.445cm">
          <draw:glue-point draw:id="4" svg:x="5.001cm" svg:y="-2.692cm"/>
          <draw:glue-point draw:id="5" svg:x="5.001cm" svg:y="1.923cm"/>
          <draw:glue-point draw:id="6" svg:x="5.001cm" svg:y="3.462cm"/>
          <draw:glue-point draw:id="7" svg:x="5.001cm" svg:y="-1.153cm"/>
          <draw:glue-point draw:id="8" svg:x="5.001cm" svg:y="-4.23cm"/>
          <draw:glue-point draw:id="9" svg:x="-5.001cm" svg:y="-3.46cm"/>
          <draw:glue-point draw:id="10" svg:x="-5.001cm" svg:y="-1.921cm"/>
          <draw:glue-point draw:id="11" svg:x="-5.001cm" svg:y="1.923cm"/>
          <draw:glue-point draw:id="12" svg:x="-5.001cm" svg:y="3.462cm"/>
          <draw:glue-point draw:id="13" svg:x="-2.787cm" svg:y="5.001cm"/>
          <text:p text:style-name="P2">Act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" draw:id="id3" draw:layer="layout" svg:width="6.668cm" svg:height="1.27cm" svg:x="11.272cm" svg:y="18.837cm">
          <text:p text:style-name="P5"><text:span text:style-name="T1">Serializ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line" svg:x1="14.606cm" svg:y1="10.222cm" svg:x2="14.606cm" svg:y2="12.445cm" draw:start-shape="id1" draw:end-shape="id2" svg:d="M14606 10222v2223" svg:viewBox="0 0 1 2224">
          <text:p/>
        </draw:connector>
        <draw:connector draw:style-name="gr6" draw:text-style-name="P8" draw:layer="layout" draw:type="line" svg:x1="14.606cm" svg:y1="16.572cm" svg:x2="14.606cm" svg:y2="18.837cm" draw:start-shape="id2" draw:start-glue-point="2" draw:end-shape="id3" draw:end-glue-point="0" svg:d="M14606 16572v2265" svg:viewBox="0 0 1 2266">
          <text:p/>
        </draw:connector>
        <draw:frame draw:style-name="gr7" draw:text-style-name="P9" draw:layer="layout" svg:width="5.04cm" svg:height="0.962cm" svg:x="14.606cm" svg:y="17.198cm">
          <draw:text-box>
            <text:p>on_serialize</text:p>
          </draw:text-box>
        </draw:frame>
        <draw:custom-shape draw:style-name="gr2" draw:text-style-name="P3" xml:id="id6" draw:id="id6" draw:layer="layout" svg:width="6.668cm" svg:height="1.27cm" svg:x="11.272cm" svg:y="26.447cm">
          <draw:glue-point draw:id="4" svg:x="3.402cm" svg:y="-2.748cm" draw:escape-direction="up"/>
          <draw:glue-point draw:id="5" svg:x="-2.787cm" svg:y="-5.007cm"/>
          <text:p text:style-name="P2">Restor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4.606cm" svg:y1="20.107cm" svg:x2="14.594cm" svg:y2="22.304cm" draw:start-shape="id3" draw:start-glue-point="2" draw:end-shape="id4" draw:end-glue-point="0" svg:d="M14606 20107l-12 2197" svg:viewBox="0 0 13 2198">
          <text:p/>
        </draw:connector>
        <draw:frame draw:style-name="gr8" draw:text-style-name="P9" draw:layer="layout" svg:width="3.529cm" svg:height="0.962cm" svg:x="9.218cm" svg:y="24.51cm">
          <draw:text-box>
            <text:p>on_restore</text:p>
          </draw:text-box>
        </draw:frame>
        <draw:frame draw:style-name="gr9" draw:text-style-name="P9" draw:layer="layout" svg:width="2.792cm" svg:height="0.962cm" svg:x="14.646cm" svg:y="10.848cm">
          <draw:text-box>
            <text:p>on_start</text:p>
          </draw:text-box>
        </draw:frame>
        <draw:custom-shape draw:style-name="gr10" draw:text-style-name="P10" xml:id="id5" draw:id="id5" draw:layer="layout" svg:width="0.635cm" svg:height="0.635cm" svg:x="14.271cm" svg:y="1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14.589cm" svg:y1="2.377cm" svg:x2="14.606cm" svg:y2="8.952cm" draw:start-shape="id5" draw:start-glue-point="8" draw:end-shape="id1" draw:end-glue-point="0" svg:d="M14589 2377l17 6575" svg:viewBox="0 0 18 6576">
          <text:p/>
        </draw:connector>
        <draw:frame draw:style-name="gr12" draw:text-style-name="P9" draw:layer="layout" svg:width="3.317cm" svg:height="0.962cm" svg:x="14.681cm" svg:y="7.53cm">
          <draw:text-box>
            <text:p>on_create</text:p>
          </draw:text-box>
        </draw:frame>
        <draw:connector draw:style-name="gr13" draw:text-style-name="P7" draw:layer="layout" draw:line-skew="-2.433cm" svg:x1="11.272cm" svg:y1="27.082cm" svg:x2="11.272cm" svg:y2="15.936cm" draw:start-shape="id6" draw:start-glue-point="3" draw:end-shape="id2" draw:end-glue-point="12" svg:d="M11272 27082h-2934v-11146h2934" svg:viewBox="0 0 2935 11147">
          <text:p/>
        </draw:connector>
        <draw:frame draw:style-name="gr9" draw:text-style-name="P9" draw:layer="layout" svg:width="2.792cm" svg:height="0.962cm" svg:x="8.321cm" svg:y="17.207cm">
          <draw:text-box>
            <text:p>on_start</text:p>
          </draw:text-box>
        </draw:frame>
        <draw:connector draw:style-name="gr14" draw:text-style-name="P7" draw:layer="layout" draw:line-skew="1.01cm" svg:x1="17.94cm" svg:y1="15.936cm" svg:x2="17.94cm" svg:y2="15.301cm" draw:start-shape="id2" draw:start-glue-point="6" draw:end-shape="id2" draw:end-glue-point="5" svg:d="M17940 15936h1511v-635h-1511" svg:viewBox="0 0 1512 636">
          <text:p/>
        </draw:connector>
        <draw:frame draw:style-name="gr15" draw:text-style-name="P9" draw:layer="layout" svg:width="3.774cm" svg:height="0.962cm" svg:x="19.451cm" svg:y="15.085cm">
          <draw:text-box>
            <text:p>on_execute</text:p>
          </draw:text-box>
        </draw:frame>
        <draw:connector draw:style-name="gr16" draw:text-style-name="P7" draw:layer="layout" draw:line-skew="1.01cm" svg:x1="17.94cm" svg:y1="14.508cm" svg:x2="17.94cm" svg:y2="14.033cm" draw:start-shape="id2" draw:start-glue-point="1" draw:end-shape="id2" draw:end-glue-point="7" svg:d="M17940 14508h1511v-475h-1511" svg:viewBox="0 0 1512 476">
          <text:p/>
        </draw:connector>
        <draw:frame draw:style-name="gr17" draw:text-style-name="P9" draw:layer="layout" svg:width="3.63cm" svg:height="0.962cm" svg:x="19.487cm" svg:y="13.715cm">
          <draw:text-box>
            <text:p>on_change</text:p>
          </draw:text-box>
        </draw:frame>
        <draw:custom-shape draw:style-name="gr18" draw:text-style-name="P6" xml:id="id7" draw:id="id7" draw:layer="layout" svg:width="1.905cm" svg:height="1.905cm" svg:x="4.781cm" svg:y="13.545cm">
          <text:p text:style-name="P5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svg:x1="11.272cm" svg:y1="14.508cm" svg:x2="6.686cm" svg:y2="14.497cm" draw:start-shape="id2" draw:start-glue-point="3" draw:end-shape="id7" svg:d="M11272 14508h-2293v-11h-2293" svg:viewBox="0 0 4587 12">
          <text:p/>
        </draw:connector>
        <draw:frame draw:style-name="gr20" draw:text-style-name="P9" draw:layer="layout" svg:width="3.669cm" svg:height="0.962cm" svg:x="7.068cm" svg:y="13.388cm">
          <draw:text-box>
            <text:p>on_remove</text:p>
          </draw:text-box>
        </draw:frame>
        <draw:frame draw:style-name="gr21" draw:text-style-name="P11" draw:layer="layout" svg:width="3.918cm" svg:height="0.962cm" svg:x="15.15cm" svg:y="1.525cm">
          <draw:text-box>
            <text:p><text:span text:style-name="T1">NonExistent</text:span></text:p>
          </draw:text-box>
        </draw:frame>
        <draw:frame draw:style-name="gr22" draw:text-style-name="P11" draw:layer="layout" svg:width="3.211cm" svg:height="0.962cm" svg:x="4.346cm" svg:y="12.127cm">
          <draw:text-box>
            <text:p><text:span text:style-name="T1">Removed</text:span></text:p>
          </draw:text-box>
        </draw:frame>
        <draw:frame draw:style-name="gr7" draw:text-style-name="P9" draw:layer="layout" svg:width="5.04cm" svg:height="0.962cm" svg:x="14.652cm" svg:y="20.691cm">
          <draw:text-box>
            <text:p>on_deserialize</text:p>
          </draw:text-box>
        </draw:frame>
        <draw:custom-shape draw:style-name="gr4" draw:text-style-name="P6" xml:id="id4" draw:id="id4" draw:layer="layout" svg:width="6.668cm" svg:height="1.27cm" svg:x="11.26cm" svg:y="22.304cm">
          <text:p text:style-name="P5"><text:span text:style-name="T1">Resto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draw:type="line" svg:x1="14.594cm" svg:y1="23.574cm" svg:x2="14.606cm" svg:y2="26.447cm" draw:start-shape="id4" draw:start-glue-point="2" draw:end-shape="id6" draw:end-glue-point="0" svg:d="M14594 23574l12 2873" svg:viewBox="0 0 13 2874">
          <text:p/>
        </draw:connector>
        <draw:connector draw:style-name="gr24" draw:text-style-name="P7" draw:layer="layout" draw:type="line" svg:x1="12.748cm" svg:y1="16.571cm" svg:x2="12.748cm" svg:y2="26.447cm" draw:start-shape="id2" draw:start-glue-point="13" draw:end-shape="id6" draw:end-glue-point="5" svg:d="M12748 16571v9876" svg:viewBox="0 0 1 9877">
          <text:p/>
        </draw:connector>
        <draw:custom-shape draw:style-name="gr4" draw:text-style-name="P6" xml:id="id8" draw:id="id8" draw:layer="layout" svg:width="6.668cm" svg:height="1.27cm" svg:x="21.955cm" svg:y="22.304cm">
          <text:p text:style-name="P5"><text:span text:style-name="T1">Migra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7" draw:layer="layout" svg:x1="17.928cm" svg:y1="22.939cm" svg:x2="21.955cm" svg:y2="22.939cm" draw:start-shape="id4" draw:start-glue-point="1" draw:end-shape="id8" draw:end-glue-point="3" svg:d="M17928 22939h4027" svg:viewBox="0 0 4028 1">
          <text:p/>
        </draw:connector>
        <draw:connector draw:style-name="gr26" draw:text-style-name="P7" draw:layer="layout" svg:x1="25.289cm" svg:y1="23.574cm" svg:x2="17.94cm" svg:y2="27.082cm" draw:start-shape="id8" draw:start-glue-point="2" draw:end-shape="id6" draw:end-glue-point="1" svg:d="M25289 23574v3508h-7349" svg:viewBox="0 0 7350 3509">
          <text:p/>
        </draw:connector>
        <draw:connector draw:style-name="gr27" draw:text-style-name="P7" draw:layer="layout" svg:x1="25.289cm" svg:y1="22.304cm" svg:x2="17.827cm" svg:y2="3.627cm" draw:start-shape="id8" draw:start-glue-point="0" draw:end-shape="id9" draw:end-glue-point="1" svg:d="M25289 22304v-18677h-7462" svg:viewBox="0 0 7463 18678">
          <text:p/>
        </draw:connector>
        <draw:frame draw:style-name="gr28" draw:text-style-name="P9" draw:layer="layout" svg:width="6.59cm" svg:height="2.384cm" svg:x="25.525cm" svg:y="16.605cm">
          <draw:text-box>
            <text:p>on_migrate_class</text:p>
            <text:p text:style-name="P12">on_migrate_complete</text:p>
            <text:p text:style-name="P12"/>
          </draw:text-box>
        </draw:frame>
        <draw:frame draw:style-name="gr29" draw:text-style-name="P9" draw:layer="layout" svg:width="7.148cm" svg:height="2.384cm" svg:x="25.447cm" svg:y="24.86cm">
          <draw:text-box>
            <text:p>on_migrate_upgrade</text:p>
            <text:p>on_migrate_downgrade</text:p>
            <text:p>on_migrate_complete</text:p>
          </draw:text-box>
        </draw:frame>
        <draw:custom-shape draw:style-name="gr4" draw:text-style-name="P6" xml:id="id9" draw:id="id9" draw:layer="layout" svg:width="6.668cm" svg:height="1.27cm" svg:x="11.159cm" svg:y="2.992cm">
          <text:p text:style-name="P5"><text:span text:style-name="T1">Atta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3.317cm" svg:height="0.962cm" svg:x="14.652cm" svg:y="4.722cm">
          <draw:text-box>
            <text:p>on_attach</text:p>
          </draw:text-box>
        </draw:frame>
        <draw:custom-shape draw:style-name="gr4" draw:text-style-name="P6" draw:layer="layout" svg:width="6.668cm" svg:height="1.27cm" svg:x="11.159cm" svg:y="5.98cm">
          <text:p text:style-name="P5"><text:span text:style-name="T1">Creat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2" draw:master-page-name="Default">
        <draw:custom-shape draw:style-name="gr30" draw:text-style-name="P1" draw:layer="layout" svg:width="40cm" svg:height="21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20.32cm" svg:height="13.335cm" svg:x="1.952cm" svg:y="1.952cm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3.211cm" svg:height="0.962cm" svg:x="10.222cm" svg:y="2.428cm">
          <draw:text-box>
            <text:p><text:span text:style-name="T2">FreeCAD</text:span></text:p>
          </draw:text-box>
        </draw:frame>
        <draw:custom-shape draw:style-name="gr33" draw:text-style-name="P15" xml:id="id10" draw:id="id10" draw:layer="layout" svg:width="7.938cm" svg:height="1.587cm" svg:x="2.895cm" svg:y="4.809cm">
          <draw:glue-point draw:id="4" svg:x="4.2cm" svg:y="5.003cm"/>
          <draw:glue-point draw:id="5" svg:x="3.4cm" svg:y="5.003cm"/>
          <draw:glue-point draw:id="6" svg:x="2.6cm" svg:y="5.003cm"/>
          <draw:glue-point draw:id="7" svg:x="-4.2cm" svg:y="5.003cm"/>
          <draw:glue-point draw:id="8" svg:x="-3.4cm" svg:y="5.003cm"/>
          <draw:glue-point draw:id="9" svg:x="-2.6cm" svg:y="5.003cm"/>
          <draw:glue-point draw:id="10" svg:x="5.001cm" svg:y="-2.993cm"/>
          <draw:glue-point draw:id="11" svg:x="5.001cm" svg:y="3.011cm"/>
          <text:p text:style-name="P2">App::DocumentObject</text:p>
          <draw:enhanced-geometry svg:viewBox="0 0 21600 21600" draw:type="rectangle" draw:enhanced-path="M 0 0 L 21600 0 21600 21600 0 21600 0 0 Z N"/>
        </draw:custom-shape>
        <draw:custom-shape draw:style-name="gr34" draw:text-style-name="P16" xml:id="id11" draw:id="id11" draw:layer="layout" svg:width="7.938cm" svg:height="1.587cm" svg:x="11.794cm" svg:y="8.302cm">
          <draw:glue-point draw:id="4" svg:x="5.001cm" svg:y="3.005cm"/>
          <draw:glue-point draw:id="5" svg:x="5.001cm" svg:y="-2.993cm"/>
          <draw:glue-point draw:id="6" svg:x="4.6cm" svg:y="5.003cm"/>
          <draw:glue-point draw:id="7" svg:x="4.2cm" svg:y="5.003cm"/>
          <draw:glue-point draw:id="8" svg:x="3.8cm" svg:y="5.003cm"/>
          <text:p text:style-name="P2">Gui::ViewProvider</text:p>
          <draw:enhanced-geometry svg:viewBox="0 0 21600 21600" draw:type="rectangle" draw:enhanced-path="M 0 0 L 21600 0 21600 21600 0 21600 0 0 Z N"/>
        </draw:custom-shape>
        <draw:custom-shape draw:style-name="gr35" draw:text-style-name="P17" xml:id="id12" draw:id="id12" draw:layer="layout" svg:width="7.938cm" svg:height="1.587cm" svg:x="2.895cm" svg:y="12.112cm">
          <text:p text:style-name="P2">App::Property</text:p>
          <draw:enhanced-geometry svg:viewBox="0 0 21600 21600" draw:type="rectangle" draw:enhanced-path="M 0 0 L 21600 0 21600 21600 0 21600 0 0 Z N"/>
        </draw:custom-shape>
        <draw:connector draw:style-name="gr36" draw:text-style-name="P7" draw:layer="layout" svg:x1="10.197cm" svg:y1="6.395cm" svg:x2="11.794cm" svg:y2="9.095cm" draw:start-shape="id10" draw:start-glue-point="4" draw:end-shape="id11" draw:end-glue-point="3" svg:d="M10197 6395v2700h1597" svg:viewBox="0 0 1598 2701">
          <text:p/>
        </draw:connector>
        <draw:frame draw:style-name="gr37" draw:text-style-name="P18" draw:layer="layout" svg:width="3cm" svg:height="0.806cm" svg:x="10.182cm" svg:y="6.861cm">
          <draw:text-box>
            <text:p><text:span text:style-name="T3">ViewObject</text:span></text:p>
          </draw:text-box>
        </draw:frame>
        <draw:frame draw:style-name="gr38" draw:text-style-name="P18" draw:layer="layout" svg:width="1.772cm" svg:height="0.806cm" svg:x="10.86cm" svg:y="4.321cm">
          <draw:text-box>
            <text:p><text:span text:style-name="T3">Proxy</text:span></text:p>
          </draw:text-box>
        </draw:frame>
        <draw:frame draw:style-name="gr38" draw:text-style-name="P18" draw:layer="layout" svg:width="1.772cm" svg:height="0.806cm" svg:x="19.865cm" svg:y="7.814cm">
          <draw:text-box>
            <text:p><text:span text:style-name="T3">Proxy</text:span></text:p>
          </draw:text-box>
        </draw:frame>
        <draw:connector draw:style-name="gr39" draw:text-style-name="P7" draw:layer="layout" svg:x1="6.864cm" svg:y1="6.396cm" svg:x2="6.864cm" svg:y2="12.112cm" draw:start-shape="id10" draw:start-glue-point="2" draw:end-shape="id12" svg:d="M6864 6396v5716" svg:viewBox="0 0 1 5717">
          <text:p/>
        </draw:connector>
        <draw:frame draw:style-name="gr40" draw:text-style-name="P18" draw:layer="layout" svg:width="2.763cm" svg:height="0.806cm" svg:x="4.051cm" svg:y="6.661cm">
          <draw:text-box>
            <text:p><text:span text:style-name="T3">Properties</text:span></text:p>
          </draw:text-box>
        </draw:frame>
        <draw:frame draw:style-name="gr41" draw:text-style-name="P19" draw:layer="layout" svg:width="0.777cm" svg:height="1.038cm" svg:x="7.032cm" svg:y="10.988cm">
          <draw:text-box>
            <text:p><text:span text:style-name="T4">*</text:span></text:p>
          </draw:text-box>
        </draw:frame>
        <draw:connector draw:style-name="gr42" draw:text-style-name="P7" draw:layer="layout" svg:x1="15.763cm" svg:y1="9.889cm" svg:x2="10.833cm" svg:y2="12.905cm" draw:start-shape="id11" draw:start-glue-point="2" draw:end-shape="id12" draw:end-glue-point="1" svg:d="M15763 9889v3016h-4930" svg:viewBox="0 0 4931 3017">
          <text:p/>
        </draw:connector>
        <draw:frame draw:style-name="gr41" draw:text-style-name="P19" draw:layer="layout" svg:width="0.777cm" svg:height="1.038cm" svg:x="11.159cm" svg:y="12.026cm">
          <draw:text-box>
            <text:p><text:span text:style-name="T4">*</text:span></text:p>
          </draw:text-box>
        </draw:frame>
        <draw:frame draw:style-name="gr40" draw:text-style-name="P18" draw:layer="layout" svg:width="2.763cm" svg:height="0.806cm" svg:x="15.716cm" svg:y="10.207cm">
          <draw:text-box>
            <text:p><text:span text:style-name="T3">Properties</text:span></text:p>
          </draw:text-box>
        </draw:frame>
        <draw:custom-shape draw:style-name="gr43" draw:text-style-name="P20" xml:id="id13" draw:id="id13" draw:layer="layout" svg:width="7.014cm" svg:height="2.223cm" svg:x="26.63cm" svg:y="4.492cm">
          <draw:glue-point draw:id="4" svg:x="-5.001cm" svg:y="-2.141cm"/>
          <draw:glue-point draw:id="5" svg:x="-5.001cm" svg:y="2.145cm"/>
          <text:p text:style-name="P2">DataProxy</text:p>
          <draw:enhanced-geometry svg:viewBox="0 0 21600 21600" draw:type="rectangle" draw:enhanced-path="M 0 0 L 21600 0 21600 21600 0 21600 0 0 Z N"/>
        </draw:custom-shape>
        <draw:custom-shape draw:style-name="gr43" draw:text-style-name="P20" xml:id="id14" draw:id="id14" draw:layer="layout" svg:width="7.014cm" svg:height="2.223cm" svg:x="26.688cm" svg:y="10.207cm">
          <draw:glue-point draw:id="4" svg:x="-5.001cm" svg:y="-2.141cm"/>
          <draw:glue-point draw:id="5" svg:x="-5.001cm" svg:y="2.145cm"/>
          <draw:glue-point draw:id="6" svg:x="-4.393cm" svg:y="-5.006cm"/>
          <draw:glue-point draw:id="7" svg:x="-3.787cm" svg:y="-5.006cm"/>
          <draw:glue-point draw:id="8" svg:x="-3.181cm" svg:y="-5.006cm"/>
          <draw:glue-point draw:id="9" svg:x="4.394cm" svg:y="-5.006cm"/>
          <draw:glue-point draw:id="10" svg:x="3.788cm" svg:y="-5.006cm"/>
          <draw:glue-point draw:id="11" svg:x="3.182cm" svg:y="-5.006cm"/>
          <text:p text:style-name="P2">ViewProxy</text:p>
          <draw:enhanced-geometry svg:viewBox="0 0 21600 21600" draw:type="rectangle" draw:enhanced-path="M 0 0 L 21600 0 21600 21600 0 21600 0 0 Z N"/>
        </draw:custom-shape>
        <draw:connector draw:style-name="gr44" draw:text-style-name="P7" draw:layer="layout" svg:x1="10.833cm" svg:y1="5.128cm" svg:x2="26.63cm" svg:y2="5.128cm" draw:start-shape="id10" draw:start-glue-point="10" draw:end-shape="id13" draw:end-glue-point="4" svg:d="M10833 5128h15797" svg:viewBox="0 0 15798 1">
          <text:p/>
        </draw:connector>
        <draw:connector draw:style-name="gr45" draw:text-style-name="P7" draw:layer="layout" svg:x1="26.63cm" svg:y1="6.079cm" svg:x2="10.833cm" svg:y2="6.079cm" draw:start-shape="id13" draw:start-glue-point="5" draw:end-shape="id10" draw:end-glue-point="11" svg:d="M26630 6079h-15797" svg:viewBox="0 0 15798 1">
          <text:p/>
        </draw:connector>
        <draw:frame draw:style-name="gr46" draw:text-style-name="P18" draw:layer="layout" svg:width="1.937cm" svg:height="0.806cm" svg:x="24.563cm" svg:y="6.226cm">
          <draw:text-box>
            <text:p><text:span text:style-name="T3">Object</text:span></text:p>
          </draw:text-box>
        </draw:frame>
        <draw:connector draw:style-name="gr47" draw:text-style-name="P7" draw:layer="layout" svg:x1="19.732cm" svg:y1="8.621cm" svg:x2="26.688cm" svg:y2="10.843cm" draw:start-shape="id11" draw:start-glue-point="5" draw:end-shape="id14" draw:end-glue-point="4" svg:d="M19732 8621h3478v2222h3478" svg:viewBox="0 0 6957 2223">
          <text:p/>
        </draw:connector>
        <draw:connector draw:style-name="gr48" draw:text-style-name="P7" draw:layer="layout" draw:line-skew="-1.587cm" svg:x1="26.688cm" svg:y1="11.794cm" svg:x2="19.732cm" svg:y2="9.571cm" draw:start-shape="id14" draw:start-glue-point="5" draw:end-shape="id11" draw:end-glue-point="4" svg:d="M26688 11794h-5065v-2223h-1891" svg:viewBox="0 0 6957 2224">
          <text:p/>
        </draw:connector>
        <draw:frame draw:style-name="gr46" draw:text-style-name="P18" draw:layer="layout" svg:width="1.937cm" svg:height="0.806cm" svg:x="24.68cm" svg:y="11.895cm">
          <draw:text-box>
            <text:p><text:span text:style-name="T3">Object</text:span></text:p>
          </draw:text-box>
        </draw:frame>
        <draw:custom-shape draw:style-name="gr49" draw:text-style-name="P13" draw:layer="layout" svg:width="14.658cm" svg:height="13.335cm" svg:x="23.807cm" svg:y="1.952cm">
          <text:p/>
          <draw:enhanced-geometry svg:viewBox="0 0 21600 21600" draw:type="rectangle" draw:enhanced-path="M 0 0 L 21600 0 21600 21600 0 21600 0 0 Z N"/>
        </draw:custom-shape>
        <draw:connector draw:style-name="gr44" draw:text-style-name="P7" draw:layer="layout" svg:x1="10.833cm" svg:y1="5.128cm" svg:x2="26.63cm" svg:y2="5.128cm" svg:d="M10833 5128h15797" svg:viewBox="0 0 15798 1">
          <text:p/>
        </draw:connector>
        <draw:connector draw:style-name="gr48" draw:text-style-name="P7" draw:layer="layout" draw:line-skew="-1.587cm" svg:x1="26.717cm" svg:y1="11.794cm" svg:x2="19.732cm" svg:y2="9.571cm" svg:d="M26717 11794h-5080v-2223h-1905" svg:viewBox="0 0 6986 2224">
          <text:p/>
        </draw:connector>
        <draw:frame draw:style-name="gr50" draw:text-style-name="P14" draw:layer="layout" svg:width="5.87cm" svg:height="0.962cm" svg:x="28.419cm" svg:y="2.428cm">
          <draw:text-box>
            <text:p><text:span text:style-name="T2">Python Extension</text:span></text:p>
          </draw:text-box>
        </draw:frame>
        <draw:custom-shape draw:style-name="gr51" draw:text-style-name="P21" xml:id="id15" draw:id="id15" draw:layer="layout" svg:width="36.513cm" svg:height="3.01cm" svg:x="1.952cm" svg:y="17.922cm">
          <draw:glue-point draw:id="4" svg:x="-3.695cm" svg:y="-5.003cm"/>
          <draw:glue-point draw:id="5" svg:x="4.652cm" svg:y="-5.003cm"/>
          <draw:glue-point draw:id="6" svg:x="4.391cm" svg:y="-5.003cm"/>
          <draw:glue-point draw:id="7" svg:x="4.13cm" svg:y="-5.003cm"/>
          <text:p text:style-name="P2"><text:span text:style-name="T5">&lt;&lt; FCStd File &gt;&gt;</text:span></text:p>
          <text:p text:style-name="P2"><text:span text:style-name="T6">Document</text:span></text:p>
          <draw:enhanced-geometry svg:viewBox="0 0 21600 21600" draw:type="rectangle" draw:enhanced-path="M 0 0 L 21600 0 21600 21600 0 21600 0 0 Z N"/>
        </draw:custom-shape>
        <draw:connector draw:style-name="gr44" draw:text-style-name="P7" draw:layer="layout" svg:x1="10.833cm" svg:y1="5.128cm" svg:x2="26.63cm" svg:y2="5.128cm" svg:d="M10833 5128h15797" svg:viewBox="0 0 15798 1">
          <text:p/>
        </draw:connector>
        <draw:connector draw:style-name="gr48" draw:text-style-name="P7" draw:layer="layout" draw:line-skew="-1.587cm" svg:x1="26.717cm" svg:y1="11.794cm" svg:x2="19.732cm" svg:y2="9.571cm" svg:d="M26717 11794h-5080v-2223h-1905" svg:viewBox="0 0 6986 2224">
          <text:p/>
        </draw:connector>
        <draw:connector draw:style-name="gr52" draw:text-style-name="P7" draw:layer="layout" draw:type="line" svg:x1="6.864cm" svg:y1="13.699cm" svg:x2="6.717cm" svg:y2="17.922cm" draw:start-shape="id12" draw:end-shape="id15" draw:end-glue-point="4" svg:d="M6864 13699l-147 4223" svg:viewBox="0 0 148 4224">
          <text:p/>
        </draw:connector>
        <draw:connector draw:style-name="gr53" draw:text-style-name="P7" draw:layer="layout" svg:x1="33.644cm" svg:y1="5.603cm" svg:x2="37.193cm" svg:y2="17.922cm" draw:start-shape="id13" draw:start-glue-point="1" draw:end-shape="id15" draw:end-glue-point="5" svg:d="M33644 5603h3549v12319" svg:viewBox="0 0 3550 12320">
          <text:p/>
        </draw:connector>
        <draw:connector draw:style-name="gr54" draw:text-style-name="P7" draw:layer="layout" svg:x1="33.702cm" svg:y1="11.318cm" svg:x2="35.287cm" svg:y2="17.922cm" draw:start-shape="id14" draw:start-glue-point="1" draw:end-shape="id15" draw:end-glue-point="7" svg:d="M33702 11318h1585v6604" svg:viewBox="0 0 1586 6605">
          <text:p/>
        </draw:connector>
        <draw:frame draw:style-name="gr55" draw:text-style-name="P9" draw:layer="layout" svg:width="8.63cm" svg:height="0.962cm" svg:x="15.922cm" svg:y="16.557cm">
          <draw:text-box>
            <text:p>Serialization / Deserializ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k Martínez</meta:initial-creator>
    <meta:creation-date>2024-03-15T08:38:02.941761360</meta:creation-date>
    <dc:date>2024-04-01T13:10:00.286319200</dc:date>
    <dc:creator>Frank Martínez</dc:creator>
    <meta:editing-duration>PT3H25M25S</meta:editing-duration>
    <meta:editing-cycles>47</meta:editing-cycles>
    <meta:generator>LibreOffice/7.3.7.2$Linux_X86_64 LibreOffice_project/30$Build-2</meta:generator>
    <meta:document-statistic meta:object-count="73"/>
  </office:meta>
</office:document-meta>
</file>